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472in"/>
    </style:style>
    <style:style style:name="co3" style:family="table-column">
      <style:table-column-properties fo:break-before="auto" style:column-width="1.061in"/>
    </style:style>
    <style:style style:name="co4" style:family="table-column">
      <style:table-column-properties fo:break-before="auto" style:column-width="1.0291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1.0827in"/>
    </style:style>
    <style:style style:name="co7" style:family="table-column">
      <style:table-column-properties fo:break-before="auto" style:column-width="1.1043in"/>
    </style:style>
    <style:style style:name="co8" style:family="table-column">
      <style:table-column-properties fo:break-before="auto" style:column-width="1.6327in"/>
    </style:style>
    <style:style style:name="co9" style:family="table-column">
      <style:table-column-properties fo:break-before="auto" style:column-width="1.0965in"/>
    </style:style>
    <style:style style:name="co10" style:family="table-column">
      <style:table-column-properties fo:break-before="auto" style:column-width="1.0646in"/>
    </style:style>
    <style:style style:name="co11" style:family="table-column">
      <style:table-column-properties fo:break-before="auto" style:column-width="1.772in"/>
    </style:style>
    <style:style style:name="co12" style:family="table-column">
      <style:table-column-properties fo:break-before="auto" style:column-width="2.08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</office:automatic-styles>
  <office:body>
    <office:spreadsheet>
      <table:table table:name="Sheet1" table:style-name="ta1">
        <table:table-column table:style-name="co1" table:number-columns-repeated="5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default-cell-style-name="ce1"/>
        <table:table-column table:style-name="co9" table:default-cell-style-name="ce1"/>
        <table:table-column table:style-name="co1" table:number-columns-repeated="2" table:default-cell-style-name="ce1"/>
        <table:table-column table:style-name="co10" table:number-columns-repeated="5" table:default-cell-style-name="ce1"/>
        <table:table-column table:style-name="co1" table:number-columns-repeated="6" table:default-cell-style-name="ce1"/>
        <table:table-column table:style-name="co11" table:default-cell-style-name="ce1"/>
        <table:table-column table:style-name="co12" table:default-cell-style-name="ce1"/>
        <table:table-row table:style-name="ro1">
          <table:table-cell table:style-name="Default" table:number-columns-repeated="11"/>
          <table:table-cell table:style-name="Default" office:value-type="string" calcext:value-type="string">
            <text:p>Tests Regression</text:p>
          </table:table-cell>
          <table:table-cell table:style-name="Default" table:number-columns-repeated="17"/>
        </table:table-row>
        <table:table-row table:style-name="ro1">
          <table:table-cell table:style-name="Default" table:number-columns-repeated="11"/>
          <table:table-cell table:style-name="Default" office:value-type="string" calcext:value-type="string">
            <text:p><text:a xlink:href="mailto:gpu_user@192.93.8.191" xlink:type="simple">gpu_user@192.93.8.191</text:a></text:p>
          </table:table-cell>
          <table:table-cell table:style-name="Default" table:number-columns-repeated="17"/>
        </table:table-row>
        <table:table-row table:style-name="ro1" table:number-rows-repeated="2">
          <table:table-cell table:style-name="Default" table:number-columns-repeated="29"/>
        </table:table-row>
        <table:table-row table:style-name="ro1">
          <table:table-cell office:value-type="string" calcext:value-type="string">
            <text:p>Test #</text:p>
          </table:table-cell>
          <table:table-cell office:value-type="string" calcext:value-type="string">
            <text:p>lr step size</text:p>
          </table:table-cell>
          <table:table-cell office:value-type="string" calcext:value-type="string">
            <text:p>momentum</text:p>
          </table:table-cell>
          <table:table-cell office:value-type="string" calcext:value-type="string">
            <text:p>gamma</text:p>
          </table:table-cell>
          <table:table-cell office:value-type="string" calcext:value-type="string">
            <text:p>weight decay</text:p>
          </table:table-cell>
          <table:table-cell office:value-type="string" calcext:value-type="string">
            <text:p>base learning rate</text:p>
          </table:table-cell>
          <table:table-cell office:value-type="string" calcext:value-type="string">
            <text:p>conv 1 lr factor</text:p>
          </table:table-cell>
          <table:table-cell office:value-type="string" calcext:value-type="string">
            <text:p>conv 2 lr factor</text:p>
          </table:table-cell>
          <table:table-cell office:value-type="string" calcext:value-type="string">
            <text:p>Conv 3 lr factor</text:p>
          </table:table-cell>
          <table:table-cell office:value-type="string" calcext:value-type="string">
            <text:p>Conv 4 lr factor</text:p>
          </table:table-cell>
          <table:table-cell office:value-type="string" calcext:value-type="string">
            <text:p>Conv 5 lr factor</text:p>
          </table:table-cell>
          <table:table-cell office:value-type="string" calcext:value-type="string">
            <text:p>fc6 factor</text:p>
          </table:table-cell>
          <table:table-cell office:value-type="string" calcext:value-type="string">
            <text:p>fc7 factor</text:p>
          </table:table-cell>
          <table:table-cell office:value-type="string" calcext:value-type="string">
            <text:p>fc8 factor</text:p>
          </table:table-cell>
          <table:table-cell office:value-type="string" calcext:value-type="string">
            <text:p>Dropout 6</text:p>
          </table:table-cell>
          <table:table-cell office:value-type="string" calcext:value-type="string">
            <text:p>Dropout 7</text:p>
          </table:table-cell>
          <table:table-cell office:value-type="string" calcext:value-type="string">
            <text:p>variance conv1</text:p>
          </table:table-cell>
          <table:table-cell office:value-type="string" calcext:value-type="string">
            <text:p>variance conv2</text:p>
          </table:table-cell>
          <table:table-cell office:value-type="string" calcext:value-type="string">
            <text:p>variance conv3</text:p>
          </table:table-cell>
          <table:table-cell office:value-type="string" calcext:value-type="string">
            <text:p>variance conv4</text:p>
          </table:table-cell>
          <table:table-cell office:value-type="string" calcext:value-type="string">
            <text:p>variance conv5</text:p>
          </table:table-cell>
          <table:table-cell office:value-type="string" calcext:value-type="string">
            <text:p>bias conv1</text:p>
          </table:table-cell>
          <table:table-cell office:value-type="string" calcext:value-type="string">
            <text:p>bias conv2</text:p>
          </table:table-cell>
          <table:table-cell office:value-type="string" calcext:value-type="string">
            <text:p>bias conv3</text:p>
          </table:table-cell>
          <table:table-cell office:value-type="string" calcext:value-type="string">
            <text:p>bias conv4</text:p>
          </table:table-cell>
          <table:table-cell office:value-type="string" calcext:value-type="string">
            <text:p>bias conv5</text:p>
          </table:table-cell>
          <table:table-cell office:value-type="string" calcext:value-type="string">
            <text:p>dataset size</text:p>
          </table:table-cell>
          <table:table-cell office:value-type="string" calcext:value-type="string">
            <text:p>loading pre-trained weights</text:p>
          </table:table-cell>
          <table:table-cell office:value-type="string" calcext:value-type="string">
            <text:p>special modifica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001" calcext:value-type="float">
            <text:p>0.001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5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1" calcext:value-type="float">
            <text:p>0.001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5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5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1" calcext:value-type="float">
            <text:p>0.001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5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00" calcext:value-type="float">
            <text:p>10000</text:p>
          </table:table-cell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5" office:value-type="float" office:value="0.01" calcext:value-type="float">
            <text:p>0.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000" calcext:value-type="float">
            <text:p>10000</text:p>
          </table:table-cell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5" office:value-type="float" office:value="0.01" calcext:value-type="float">
            <text:p>0.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000" calcext:value-type="float">
            <text:p>10000</text:p>
          </table:table-cell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5" office:value-type="float" office:value="0.01" calcext:value-type="float">
            <text:p>0.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0000" calcext:value-type="float">
            <text:p>30000</text:p>
          </table:table-cell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00001" calcext:value-type="float">
            <text:p>0.00001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5" office:value-type="float" office:value="0.05" calcext:value-type="float">
            <text:p>0.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0000" calcext:value-type="float">
            <text:p>30000</text:p>
          </table:table-cell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00001" calcext:value-type="float">
            <text:p>0.00001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5" office:value-type="float" office:value="0.05" calcext:value-type="float">
            <text:p>0.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000" calcext:value-type="float">
            <text:p>30000</text:p>
          </table:table-cell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00001" calcext:value-type="float">
            <text:p>0.00001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5" office:value-type="float" office:value="0.01" calcext:value-type="float">
            <text:p>0.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0000" calcext:value-type="float">
            <text:p>30000</text:p>
          </table:table-cell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00001" calcext:value-type="float">
            <text:p>0.00001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5" office:value-type="float" office:value="0.05" calcext:value-type="float">
            <text:p>0.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0000" calcext:value-type="float">
            <text:p>30000</text:p>
          </table:table-cell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00001" calcext:value-type="float">
            <text:p>0.00001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5" office:value-type="float" office:value="0.05" calcext:value-type="float">
            <text:p>0.0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000" calcext:value-type="float">
            <text:p>20000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001" calcext:value-type="float">
            <text:p>0.001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table:number-columns-repeated="4"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0001" calcext:value-type="float">
            <text:p>0.0001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table:number-columns-repeated="4"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5000" calcext:value-type="float">
            <text:p>25000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008" calcext:value-type="float">
            <text:p>0.008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table:number-columns-repeated="4"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5000" calcext:value-type="float">
            <text:p>25000</text:p>
          </table:table-cell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0.0008" calcext:value-type="float">
            <text:p>0.0008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table:number-columns-repeated="4"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5000" calcext:value-type="float">
            <text:p>25000</text:p>
          </table:table-cell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8" calcext:value-type="float">
            <text:p>0.0008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table:number-columns-repeated="4"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0000" calcext:value-type="float">
            <text:p>170000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0000" calcext:value-type="float">
            <text:p>30000</text:p>
          </table:table-cell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8" calcext:value-type="float">
            <text:p>0.0008</text:p>
          </table:table-cell>
          <table:table-cell office:value-type="string" calcext:value-type="string">
            <text:p>Lr:10 dm:1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table:number-columns-repeated="4"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0000" calcext:value-type="float">
            <text:p>170000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000" calcext:value-type="float">
            <text:p>30000</text:p>
          </table:table-cell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.01" calcext:value-type="float">
            <text:p>0.0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table:number-columns-repeated="4"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0000" calcext:value-type="float">
            <text:p>170000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0000" calcext:value-type="float">
            <text:p>50000</text:p>
          </table:table-cell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.01" calcext:value-type="float">
            <text:p>0.0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table:number-columns-repeated="4"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0000" calcext:value-type="float">
            <text:p>170000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0000" calcext:value-type="float">
            <text:p>50000</text:p>
          </table:table-cell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1" calcext:value-type="float">
            <text:p>0.0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.01" calcext:value-type="float">
            <text:p>0.0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table:number-columns-repeated="4"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0000" calcext:value-type="float">
            <text:p>170000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0000" calcext:value-type="float">
            <text:p>50000</text:p>
          </table:table-cell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0.00005" calcext:value-type="float">
            <text:p>0.00005</text:p>
          </table:table-cell>
          <table:table-cell office:value-type="float" office:value="0.01" calcext:value-type="float">
            <text:p>0.0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.01" calcext:value-type="float">
            <text:p>0.0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table:number-columns-repeated="4"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0000" calcext:value-type="float">
            <text:p>170000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0000" calcext:value-type="float">
            <text:p>50000</text:p>
          </table:table-cell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1" calcext:value-type="float">
            <text:p>0.01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table:number-columns-repeated="4"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0000" calcext:value-type="float">
            <text:p>170000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5000" calcext:value-type="float">
            <text:p>25000</text:p>
          </table:table-cell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1" calcext:value-type="float">
            <text:p>0.01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5" office:value-type="float" office:value="0.05" calcext:value-type="float">
            <text:p>0.0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70000" calcext:value-type="float">
            <text:p>170000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5000" calcext:value-type="float">
            <text:p>25000</text:p>
          </table:table-cell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1" calcext:value-type="float">
            <text:p>0.01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table:number-columns-repeated="4" office:value-type="float" office:value="0.05" calcext:value-type="float">
            <text:p>0.0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300000" calcext:value-type="float">
            <text:p>300000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0000" calcext:value-type="float">
            <text:p>30000</text:p>
          </table:table-cell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1" calcext:value-type="float">
            <text:p>0.01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table:number-columns-repeated="4"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0000" calcext:value-type="float">
            <text:p>3000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ropout layer added after conv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0000" calcext:value-type="float">
            <text:p>30000</text:p>
          </table:table-cell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1" calcext:value-type="float">
            <text:p>0.01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table:number-columns-repeated="4"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0000" calcext:value-type="float">
            <text:p>300000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0000" calcext:value-type="float">
            <text:p>30000</text:p>
          </table:table-cell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1" calcext:value-type="float">
            <text:p>0.01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06" calcext:value-type="float">
            <text:p>0.06</text:p>
          </table:table-cell>
          <table:table-cell table:number-columns-repeated="4"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0000" calcext:value-type="float">
            <text:p>300000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5000" calcext:value-type="float">
            <text:p>25000</text:p>
          </table:table-cell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1" calcext:value-type="float">
            <text:p>0.01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table:number-columns-repeated="4"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0000" calcext:value-type="float">
            <text:p>3000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0000" calcext:value-type="float">
            <text:p>30000</text:p>
          </table:table-cell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table:number-columns-repeated="4"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0000" calcext:value-type="float">
            <text:p>300000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0000" calcext:value-type="float">
            <text:p>30000</text:p>
          </table:table-cell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1" calcext:value-type="float">
            <text:p>0.0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string" calcext:value-type="string">
            <text:p>Lr:1 dm:3</text:p>
          </table:table-cell>
          <table:table-cell office:value-type="string" calcext:value-type="string">
            <text:p>Lr:0.05 dm:0.1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table:number-columns-repeated="4"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0000" calcext:value-type="float">
            <text:p>300000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000" calcext:value-type="float">
            <text:p>30000</text:p>
          </table:table-cell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1" calcext:value-type="float">
            <text:p>0.01</text:p>
          </table:table-cell>
          <table:table-cell table:number-columns-repeated="5" office:value-type="string" calcext:value-type="string">
            <text:p>Lr:2 dm:1.5</text:p>
          </table:table-cell>
          <table:table-cell table:number-columns-repeated="2" office:value-type="string" calcext:value-type="string">
            <text:p>Lr:1 dm:3</text:p>
          </table:table-cell>
          <table:table-cell office:value-type="string" calcext:value-type="string">
            <text:p>Lr:0.05 dm:0.1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table:number-columns-repeated="4"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0000" calcext:value-type="float">
            <text:p>300000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0000" calcext:value-type="float">
            <text:p>20000</text:p>
          </table:table-cell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1" calcext:value-type="float">
            <text:p>0.01</text:p>
          </table:table-cell>
          <table:table-cell table:number-columns-repeated="5" office:value-type="string" calcext:value-type="string">
            <text:p>Lr:2 dm:1.5</text:p>
          </table:table-cell>
          <table:table-cell table:number-columns-repeated="2" office:value-type="string" calcext:value-type="string">
            <text:p>Lr:1 dm:3</text:p>
          </table:table-cell>
          <table:table-cell office:value-type="string" calcext:value-type="string">
            <text:p>Lr:0.05 dm:0.1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table:number-columns-repeated="4"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0000" calcext:value-type="float">
            <text:p>300000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0000" calcext:value-type="float">
            <text:p>20000</text:p>
          </table:table-cell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1" calcext:value-type="float">
            <text:p>0.01</text:p>
          </table:table-cell>
          <table:table-cell table:number-columns-repeated="5" office:value-type="string" calcext:value-type="string">
            <text:p>Lr:2 dm:1</text:p>
          </table:table-cell>
          <table:table-cell table:number-columns-repeated="2" office:value-type="string" calcext:value-type="string">
            <text:p>Lr:1 dm:3</text:p>
          </table:table-cell>
          <table:table-cell office:value-type="string" calcext:value-type="string">
            <text:p>Lr:0.05 dm:0.1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table:number-columns-repeated="4"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0000" calcext:value-type="float">
            <text:p>300000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0000" calcext:value-type="float">
            <text:p>30000</text:p>
          </table:table-cell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1" calcext:value-type="float">
            <text:p>0.0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string" calcext:value-type="string">
            <text:p>Lr:1 dm:3</text:p>
          </table:table-cell>
          <table:table-cell office:value-type="string" calcext:value-type="string">
            <text:p>Lr:0.05 dm:0.1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table:number-columns-repeated="4"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0000" calcext:value-type="float">
            <text:p>300000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0000" calcext:value-type="float">
            <text:p>30000</text:p>
          </table:table-cell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1" calcext:value-type="float">
            <text:p>0.0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string" calcext:value-type="string">
            <text:p>Lr:1 dm:4</text:p>
          </table:table-cell>
          <table:table-cell office:value-type="string" calcext:value-type="string">
            <text:p>Lr:0.05 dm:0.2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table:number-columns-repeated="4"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0000" calcext:value-type="float">
            <text:p>300000</text:p>
          </table:table-cell>
          <table:table-cell office:value-type="string" calcext:value-type="string">
            <text:p>no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5">00/00/0000</text:date>, <text:time style:data-style-name="N2" text:time-value="14:43:59.7995479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6T17:24:28.616436512</meta:creation-date>
    <dc:date>2016-05-05T15:31:18.987826098</dc:date>
    <meta:editing-duration>PT2H21M27S</meta:editing-duration>
    <meta:editing-cycles>100</meta:editing-cycles>
    <meta:generator>LibreOffice/4.2.8.2$Linux_X86_64 LibreOffice_project/420m0$Build-2</meta:generator>
    <meta:document-statistic meta:table-count="1" meta:cell-count="1040" meta:object-count="0"/>
  </office:meta>
</office:document-meta>
</file>